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59fb" officeooo:paragraph-rsid="00277301"/>
    </style:style>
    <style:style style:name="P2" style:family="paragraph" style:parent-style-name="Text_20_body">
      <style:text-properties officeooo:paragraph-rsid="00277301"/>
    </style:style>
    <style:style style:name="P3" style:family="paragraph" style:parent-style-name="Heading_20_1" style:master-page-name="Right_20_Page">
      <style:paragraph-properties style:page-number="auto"/>
      <style:text-properties officeooo:paragraph-rsid="00277301"/>
    </style:style>
    <style:style style:name="P4" style:family="paragraph" style:parent-style-name="Heading_20_3">
      <style:text-properties officeooo:paragraph-rsid="00277301"/>
    </style:style>
    <style:style style:name="T1" style:family="text">
      <style:text-properties officeooo:rsid="001d5e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lowin in the Wind</text:h>
      <text:h text:style-name="Heading_20_2" text:outline-level="2">(Bob Dylan)</text:h>
      <text:h text:style-name="P4" text:outline-level="3">[INTRO]</text:h>
      <text:p text:style-name="P2">G <text:s/>C <text:s/>G </text:p>
      <text:h text:style-name="P4" text:outline-level="3">[VERSE 1]</text:h>
      <text:p text:style-name="P2">G <text:s text:c="7"/>C <text:s text:c="11"/>G <text:s text:c="6"/></text:p>
      <text:p text:style-name="P2">How many roads must a man walk down</text:p>
      <text:p text:style-name="P2"><text:s text:c="11"/>C <text:s text:c="9"/>G <text:s text:c="3"/></text:p>
      <text:p text:style-name="P2">before you call him a man?</text:p>
      <text:p text:style-name="P2"><text:s text:c="9"/>C <text:s text:c="10"/>G <text:s text:c="9"/></text:p>
      <text:p text:style-name="P2">How many seas must a white dove sail</text:p>
      <text:p text:style-name="P2"><text:s text:c="15"/>C <text:s text:c="11"/>D <text:s text:c="2"/></text:p>
      <text:p text:style-name="P2">before she can sleep in the sand?</text:p>
      <text:p text:style-name="P2">G <text:s text:c="7"/>C <text:s text:c="13"/>G <text:s text:c="11"/></text:p>
      <text:p text:style-name="P2">How many times must the cannon balls fly</text:p>
      <text:p text:style-name="P2"><text:s text:c="16"/>C <text:s text:c="6"/>D <text:s/></text:p>
      <text:p text:style-name="P2">before they are forever banned?</text:p>
      <text:p text:style-name="P2"><text:s text:c="4"/>C <text:s text:c="8"/>D <text:s text:c="9"/>Em <text:s text:c="12"/>C <text:s text:c="2"/></text:p>
      <text:p text:style-name="P2">The answer my friend, is blowin' in the wind</text:p>
      <text:p text:style-name="P2"><text:s text:c="13"/>D <text:s text:c="13"/>G <text:s/></text:p>
      <text:p text:style-name="P2"><text:span text:style-name="T1">T</text:span>he answer is blowin' in the wind.</text:p>
      <text:h text:style-name="P4" text:outline-level="3">[BREAK]</text:h>
      <text:p text:style-name="P2">G <text:s/>C <text:s/>G </text:p>
      <text:h text:style-name="P4" text:outline-level="3">[VERSE 2]</text:h>
      <text:p text:style-name="P2">G <text:s text:c="7"/>C <text:s text:c="10"/>G <text:s text:c="6"/></text:p>
      <text:p text:style-name="P2">How many years can a mountain exist</text:p>
      <text:p text:style-name="P2"><text:s text:c="12"/>C <text:s text:c="12"/>G <text:s/></text:p>
      <text:p text:style-name="P2">before it's washed to the sea?</text:p>
      <text:p text:style-name="P2"><text:s text:c="9"/>C <text:s text:c="13"/>G <text:s text:c="5"/></text:p>
      <text:p text:style-name="P2">How many years can some people exist</text:p>
      <text:p text:style-name="P2"><text:s text:c="17"/>C <text:s text:c="10"/>D </text:p>
      <text:p text:style-name="P2">before they're allowed to be free? </text:p>
      <text:p text:style-name="P2">G <text:s text:c="7"/>C <text:s text:c="10"/>G <text:s text:c="11"/></text:p>
      <text:p text:style-name="P2">How many times can a man turn his head</text:p>
      <text:p text:style-name="P2"><text:s text:c="20"/>C <text:s text:c="11"/>G</text:p>
      <text:p text:style-name="P2">and pretend that he just doesn't see? </text:p>
      <text:p text:style-name="P2"><text:s text:c="4"/>C <text:s text:c="8"/>D <text:s text:c="9"/>Em <text:s text:c="12"/>C</text:p>
      <text:p text:style-name="P2">The answer my friend, is blowin' in the wind</text:p>
      <text:p text:style-name="P2"><text:s text:c="14"/>D <text:s text:c="13"/>G </text:p>
      <text:p text:style-name="P2"><text:span text:style-name="T1">T</text:span>he answer is blowin' in the wind.</text:p>
      <text:h text:style-name="P4" text:outline-level="3"><text:soft-page-break/>[BREAK]</text:h>
      <text:p text:style-name="P2">G <text:s/>C <text:s/>G </text:p>
      <text:h text:style-name="P4" text:outline-level="3">[VERSE 3]</text:h>
      <text:p text:style-name="P2">G <text:s text:c="7"/>C <text:s text:c="11"/>G <text:s text:c="7"/></text:p>
      <text:p text:style-name="P2">How many times must a man look up </text:p>
      <text:p text:style-name="P2"><text:s text:c="14"/>C <text:s text:c="6"/>G <text:s text:c="3"/></text:p>
      <text:p text:style-name="P2">before he can see the sky? </text:p>
      <text:p text:style-name="P2"><text:s text:c="9"/>C <text:s text:c="8"/>G <text:s text:c="5"/></text:p>
      <text:p text:style-name="P2">How many ears must one person have</text:p>
      <text:p text:style-name="P2"><text:s text:c="14"/>C <text:s text:c="10"/><text:span text:style-name="T1">D</text:span></text:p>
      <text:p text:style-name="P2">before he can hear people cry?</text:p>
      <text:p text:style-name="P2">G <text:s text:c="7"/>C <text:s text:c="13"/>G <text:s text:c="10"/></text:p>
      <text:p text:style-name="P2">How many deaths will it take till he knows</text:p>
      <text:p text:style-name="P2"><text:s text:c="14"/>C <text:s text:c="10"/>G</text:p>
      <text:p text:style-name="P2">that too many people have died? </text:p>
      <text:p text:style-name="P2"><text:s text:c="4"/>C <text:s text:c="8"/>D <text:s text:c="9"/>Em <text:s text:c="12"/>C</text:p>
      <text:p text:style-name="P2">The answer my friend, is blowin' in the wind.</text:p>
      <text:p text:style-name="P2"><text:s text:c="14"/>D <text:s text:c="13"/>G</text:p>
      <text:p text:style-name="P2">the answer is blowin' in the wind.</text:p>
      <text:h text:style-name="P4" text:outline-level="3">[OUTRO]</text:h>
      <text:p text:style-name="P1">G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1M47S</meta:editing-duration>
    <meta:editing-cycles>27</meta:editing-cycles>
    <meta:generator>LibreOffice/5.2.7.2$MacOSX_X86_64 LibreOffice_project/2b7f1e640c46ceb28adf43ee075a6e8b8439ed10</meta:generator>
    <dc:title>Lyrics + Chords</dc:title>
    <dc:date>2017-07-24T12:40:25.486744000</dc:date>
    <meta:print-date>2017-04-03T12:23:29.985893000</meta:print-date>
    <meta:document-statistic meta:table-count="0" meta:image-count="0" meta:object-count="0" meta:page-count="2" meta:paragraph-count="61" meta:word-count="262" meta:character-count="1727" meta:non-whitespace-character-count="84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